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.0835in" fo:margin-bottom="0.0835in" loext:contextual-spacing="true" fo:line-height="100%" fo:text-align="justify" style:justify-single-word="false"/>
    </style:style>
    <style:style style:name="P2" style:family="paragraph" style:parent-style-name="List_20_Paragraph" style:list-style-name="WWNum1">
      <style:paragraph-properties fo:margin-top="0.0835in" fo:margin-bottom="0.0835in" loext:contextual-spacing="true" fo:line-height="100%" fo:text-align="justify" style:justify-single-word="false"/>
    </style:style>
    <style:style style:name="P3" style:family="paragraph" style:parent-style-name="List_20_Paragraph">
      <style:paragraph-properties fo:margin-top="0.0835in" fo:margin-bottom="0.0835in" loext:contextual-spacing="true" fo:line-height="100%" fo:text-align="justify" style:justify-single-word="false"/>
      <style:text-properties style:font-name="Times New Roman" fo:font-size="12pt" fo:language="bg" fo:country="BG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margin-top="0.0835in" fo:margin-bottom="0.0835in" loext:contextual-spacing="false" fo:line-height="100%" fo:text-align="justify" style:justify-single-word="false" fo:text-indent="0.4917in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fo:language="bg" fo:country="BG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fo:language="bg" fo:country="BG" style:font-size-asian="12pt" style:font-name-complex="Times New Roman1" style:font-size-complex="12pt"/>
    </style:style>
    <style:style style:name="T3" style:family="text">
      <style:text-properties style:font-name="Times New Roman" fo:font-size="12pt" fo:language="bg" fo:country="BG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><text:span text:style-name="T1">Изисквания в курса „Софтуерни Архитектури – Практикум“</text:span></text:p>
      <text:p text:style-name="P4"><text:span text:style-name="T2">акад. 2020-2021г.</text:span></text:p>
      <text:p text:style-name="P4"><text:span text:style-name="T2">/Преподавател гл. ас. д-р инж. Галя Новакова/</text:span></text:p>
      <text:p text:style-name="P5"/>
      <text:p text:style-name="P5"/>
      <text:p text:style-name="P5"/>
      <text:list xml:id="list1874798744" text:style-name="WWNum1">
        <text:list-item>
          <text:p text:style-name="P2"><text:span text:style-name="T3">Да се подготви презентация в </text:span><text:span text:style-name="T5">.ppt </text:span><text:span text:style-name="T3">по избрана тема от дадения списък.</text:span></text:p>
        </text:list-item>
      </text:list>
      <text:p text:style-name="P1"><text:span text:style-name="T2">Презентирането ще е през ноем.-дек.</text:span></text:p>
      <text:p text:style-name="P3"/>
      <text:list xml:id="list82427494938285" text:continue-numbering="true" text:style-name="WWNum1">
        <text:list-item>
          <text:p text:style-name="P2"><text:bookmark text:name="_GoBack"/><text:span text:style-name="T3">Да се разработи КР по задание за всеки.</text:span><text:span text:style-name="T2"> </text:span></text:p>
        </text:list-item>
      </text:list>
      <text:p text:style-name="P6"><text:span text:style-name="T2">Презентирането ще е през дек.-януари. </text:span>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ade</meta:initial-creator>
    <dc:creator>grade</dc:creator>
    <meta:editing-cycles>5</meta:editing-cycles>
    <meta:creation-date>2020-10-21T15:39:00</meta:creation-date>
    <dc:date>2020-10-21T15:43:00</dc:date>
    <meta:editing-duration>PT4M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47" meta:character-count="301" meta:non-whitespace-character-count="2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